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161" officeooo:paragraph-rsid="001e5161"/>
    </style:style>
    <style:style style:name="P2" style:family="paragraph" style:parent-style-name="Standard">
      <style:text-properties officeooo:rsid="001e5161" officeooo:paragraph-rsid="001e6714"/>
    </style:style>
    <style:style style:name="P3" style:family="paragraph" style:parent-style-name="Standard">
      <style:text-properties officeooo:rsid="001e6714" officeooo:paragraph-rsid="001e6714"/>
    </style:style>
    <style:style style:name="P4" style:family="paragraph" style:parent-style-name="Standard">
      <style:text-properties fo:font-weight="bold" officeooo:rsid="001e6714" officeooo:paragraph-rsid="001e6714" style:font-weight-asian="bold" style:font-weight-complex="bold"/>
    </style:style>
    <style:style style:name="P5" style:family="paragraph" style:parent-style-name="Standard">
      <style:text-properties fo:font-weight="bold" officeooo:rsid="001e5161" officeooo:paragraph-rsid="001e6714" style:font-weight-asian="bold" style:font-weight-complex="bold"/>
    </style:style>
    <style:style style:name="P6" style:family="paragraph" style:parent-style-name="Standard">
      <style:text-properties fo:font-weight="bold" officeooo:rsid="001e6714" officeooo:paragraph-rsid="001e6714" style:font-weight-asian="bold" style:font-weight-complex="bold"/>
    </style:style>
    <style:style style:name="P7" style:family="paragraph" style:parent-style-name="Standard">
      <style:text-properties fo:font-weight="bold" officeooo:rsid="001e6714" officeooo:paragraph-rsid="001e92c4" style:font-weight-asian="bold" style:font-weight-complex="bold"/>
    </style:style>
    <style:style style:name="P8" style:family="paragraph" style:parent-style-name="Standard">
      <style:text-properties fo:font-weight="normal" officeooo:rsid="001e6714" officeooo:paragraph-rsid="001e671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92c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714" style:font-weight-asian="bold" style:font-weight-complex="bold"/>
    </style:style>
    <style:style style:name="T5" style:family="text">
      <style:text-properties officeooo:rsid="001e9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++</text:p>
      <text:p text:style-name="P2"/>
      <text:p text:style-name="P2">Prerequisiti:</text:p>
      <text:p text:style-name="P1"><text:tab/>Installare Openssl</text:p>
      <text:p text:style-name="P1">Compilare:</text:p>
      <text:p text:style-name="P3"><text:tab/>Spostarsi nella cartella “BlockChain”</text:p>
      <text:p text:style-name="P1"><text:tab/><text:span text:style-name="T4"># </text:span><text:span text:style-name="T3">g++ main.cpp Miner.cpp Blocco.cpp <text:s/>BlockChain.cpp Server.cpp <text:tab/>uint256_t/uint128_t.cpp uint256_t/uint256_t.cpp Node.cpp Gossiper.cpp -o main -lssl <text:tab/>-lcrypto -std=c++11 -pthread </text:span></text:p>
      <text:p text:style-name="P1">Uso: </text:p>
      <text:p text:style-name="P1"><text:tab/><text:span text:style-name="T4"># </text:span><text:span text:style-name="T3">./main</text:span></text:p>
      <text:p text:style-name="P1"><text:tab/>Inserire porta da esporre es 9999</text:p>
      <text:p text:style-name="P1"><text:tab/>Inserire porta di un nodo attivo es 8888 (se è il primo nodo inserire la stessa a quella esposta <text:tab/>es 9999)</text:p>
      <text:p text:style-name="P1"><text:tab/>Aprire più istanze per aggiungere nodi</text:p>
      <text:p text:style-name="P2"><text:s/></text:p>
      <text:p text:style-name="P4">Python</text:p>
      <text:p text:style-name="P3"/>
      <text:p text:style-name="P3">Prerequisiti:</text:p>
      <text:p text:style-name="P3"><text:tab/>Installare Tkinter per Python3 </text:p>
      <text:p text:style-name="P3">Uso:</text:p>
      <text:p text:style-name="P3"><text:tab/>Spostarsi nella cartella “DnsHandler”</text:p>
      <text:p text:style-name="P3"><text:tab/><text:span text:style-name="T3"># python3 parser.py </text:span></text:p>
      <text:p text:style-name="P3"><text:tab/></text:p>
      <text:p text:style-name="P4">R</text:p>
      <text:p text:style-name="P3">Uso:</text:p>
      <text:p text:style-name="P3"><text:tab/>Spostarsi nella cartella “Stats”</text:p>
      <text:p text:style-name="P7"><text:tab/># Rscript script.R “<text:span text:style-name="T5">numero porta es. 9999 passato da argv</text:span>” </text:p>
      <text:p text:style-name="P7"><text:span text:style-name="T1"><text:tab/></text:span><text:span text:style-name="T2">es. </text:span># Rscript script.R <text:span text:style-name="T5">9999</text:span> </text:p>
      <text:p text:style-name="P7"><text:tab/> </text:p>
      <text:p text:style-name="P4"><text:tab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3:52:58.583764201</meta:creation-date>
    <meta:generator>LibreOffice/7.2.1.2$Linux_X86_64 LibreOffice_project/20$Build-2</meta:generator>
    <dc:date>2021-09-20T16:26:10.098861070</dc:date>
    <meta:editing-duration>PT16M50S</meta:editing-duration>
    <meta:editing-cycles>4</meta:editing-cycles>
    <meta:document-statistic meta:table-count="0" meta:image-count="0" meta:object-count="0" meta:page-count="1" meta:paragraph-count="26" meta:word-count="97" meta:character-count="702" meta:non-whitespace-character-count="599"/>
  </office:meta>
</office:document-meta>
</file>